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5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5" calcext:value-type="float">
            <text:p>2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2" calcext:value-type="float">
            <text:p>4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53" office:value-type="string" calcext:value-type="string" table:number-columns-spanned="1" table:number-rows-spanned="3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 table:number-columns-spanned="1" table:number-rows-spanned="3">
            <text:p>Spark + hadoop ?</text:p>
          </table:table-cell>
          <table:table-cell table:style-name="ce27" office:value-type="string" calcext:value-type="string">
            <text:p>Hadoo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ml" office:value-type="string" calcext:value-type="string" table:number-columns-spanned="1" table:number-rows-spanned="4">
            <text:p>ANN, CNN avec keras et computer vision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2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0" table:number-columns-repeated="2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Soft" office:value-type="string" calcext:value-type="string">
            <text:p>Ven</text:p>
          </table:table-cell>
          <table:table-cell table:style-name="Soft" office:value-type="float" office:value="24" calcext:value-type="float">
            <text:p>24</text:p>
          </table:table-cell>
          <table:table-cell table:style-name="Soft" office:value-type="string" calcext:value-type="string">
            <text:p>Présentation Projet P7</text:p>
          </table:table-cell>
          <table:table-cell table:style-name="Soft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 table:number-columns-spanned="1" table:number-rows-spanned="4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6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59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59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59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Flask ?</text:p>
          </table:table-cell>
          <table:table-cell table:style-name="code" office:value-type="string" calcext:value-type="string" table:number-columns-spanned="1" table:number-rows-spanned="4">
            <text:p>Flask ?</text:p>
          </table:table-cell>
          <table:table-cell table:style-name="code" office:value-type="string" calcext:value-type="string" table:number-columns-spanned="1" table:number-rows-spanned="4">
            <text:p>Flask ?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lask ?</text:p>
          </table:table-cell>
          <table:table-cell table:style-name="code" office:value-type="string" calcext:value-type="string" table:number-columns-spanned="1" table:number-rows-spanned="4">
            <text:p>Flask ?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1:55:14.570903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2$Linux_X86_64 LibreOffice_project/e1ad903d8acbc5f5b474f1d8ec3defef24b8c46b</meta:generator>
    <meta:creation-date>2019-10-24T11:03:45Z</meta:creation-date>
    <dc:date>2020-03-15T15:31:08.640055721</dc:date>
    <meta:editing-cycles>375</meta:editing-cycles>
    <meta:editing-duration>PT3H19M46S</meta:editing-duration>
    <meta:document-statistic meta:table-count="32" meta:cell-count="1732" meta:object-count="0"/>
  </office:meta>
</office:document-meta>
</file>